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b613d" draw:fill="solid" draw:fill-color="#66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eb613d" draw:fill="solid" draw:fill-color="#aecf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8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4.5cm" svg:height="2.7cm" svg:x="1.3cm" svg:y="3.9cm">
          <text:p text:style-name="P1"><text:span text:style-name="T1">ID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5cm" svg:height="2.7cm" svg:x="14.4cm" svg:y="9.3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65cm" svg:y1="9.3cm" svg:x2="16.65cm" svg:y2="4.3cm" draw:start-shape="id1" draw:start-glue-point="0" draw:end-shape="id2" draw:end-glue-point="2" svg:d="M16650 9300v-5000" svg:viewBox="0 0 1 5001">
          <text:p/>
        </draw:connector>
        <draw:custom-shape draw:style-name="gr4" draw:text-style-name="P1" xml:id="id4" draw:id="id4" draw:layer="layout" svg:width="4.1cm" svg:height="2.9cm" svg:x="5cm" svg:y="9.2cm">
          <text:p text:style-name="P1">Fil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1" draw:layer="layout" svg:x1="3.55cm" svg:y1="6.6cm" svg:x2="5cm" svg:y2="10.65cm" draw:start-shape="id3" draw:start-glue-point="2" draw:end-shape="id4" draw:end-glue-point="6" svg:d="M3550 6600v4050h1450" svg:viewBox="0 0 1451 4051">
          <text:p/>
        </draw:connector>
        <draw:frame draw:style-name="gr6" draw:text-style-name="P1" draw:layer="layout" svg:width="2.72cm" svg:height="0.963cm" svg:x="0.98cm" svg:y="8.3cm">
          <draw:text-box>
            <text:p text:style-name="P1"><text:span text:style-name="T1">update</text:span></text:p>
          </draw:text-box>
        </draw:frame>
        <draw:connector draw:style-name="gr5" draw:text-style-name="P1" draw:layer="layout" svg:x1="14.4cm" svg:y1="10.65cm" svg:x2="9.1cm" svg:y2="10.65cm" draw:start-shape="id1" draw:start-glue-point="3" draw:end-shape="id4" svg:d="M14400 10650h-5300" svg:viewBox="0 0 5301 1">
          <text:p/>
        </draw:connector>
        <draw:frame draw:style-name="gr6" draw:text-style-name="P1" draw:layer="layout" svg:width="2.72cm" svg:height="0.963cm" svg:x="10.28cm" svg:y="9.601cm">
          <draw:text-box>
            <text:p text:style-name="P1"><text:span text:style-name="T1">monitor</text:span></text:p>
          </draw:text-box>
        </draw:frame>
        <draw:custom-shape draw:style-name="gr7" draw:text-style-name="P1" xml:id="id2" draw:id="id2" draw:layer="layout" svg:width="3.6cm" svg:height="0.7cm" svg:x="14.85cm" svg:y="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cm" svg:height="1.3cm" svg:x="15.35cm" svg:y="2.3cm">
          <text:p text:style-name="P1">Brows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15-09-10T10:46:10.012912974</dc:date>
    <meta:editing-duration>P4DT59M45S</meta:editing-duration>
    <meta:editing-cycles>15</meta:editing-cycles>
    <meta:generator>LibreOffice/4.2.7.2$Linux_X86_64 LibreOffice_project/420m0$Build-2</meta:generator>
    <meta:document-statistic meta:object-count="10"/>
  </office:meta>
</office:document-meta>
</file>